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cae2" officeooo:paragraph-rsid="001acae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c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4">August</text:span> 202<text:span text:style-name="T5">2</text:span> under the <text:span text:style-name="T5">23rd</text:span> PA Meeting.</text:p>
      <text:p text:style-name="P1"/>
      <text:p text:style-name="P1">The Assembly, recognising the current situation,</text:p>
      <text:p text:style-name="P1"/>
      <text:p text:style-name="P4">Constitutes the need to make Emeralda_axe7 a CotS member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23-3: To make Emeralda_axe7 a CotS member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31T20:30:01.595307901</dc:date>
    <meta:editing-duration>PT2M2S</meta:editing-duration>
    <meta:editing-cycles>6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7" meta:word-count="43" meta:character-count="277" meta:non-whitespace-character-count="241"/>
  </office:meta>
</office:document-meta>
</file>